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861" officeooo:paragraph-rsid="001b3861"/>
    </style:style>
    <style:style style:name="P2" style:family="paragraph" style:parent-style-name="Standard">
      <style:text-properties officeooo:rsid="001b3861" officeooo:paragraph-rsid="0025506a"/>
    </style:style>
    <style:style style:name="P3" style:family="paragraph" style:parent-style-name="Standard">
      <style:text-properties fo:font-weight="bold" officeooo:rsid="001b3861" officeooo:paragraph-rsid="001b3861" style:font-weight-asian="bold" style:font-weight-complex="bold"/>
    </style:style>
    <style:style style:name="P4" style:family="paragraph" style:parent-style-name="Standard">
      <style:text-properties fo:font-weight="bold" officeooo:rsid="0029bf62" officeooo:paragraph-rsid="0029bf62" style:font-weight-asian="bold" style:font-weight-complex="bold"/>
    </style:style>
    <style:style style:name="P5" style:family="paragraph" style:parent-style-name="Standard">
      <style:text-properties officeooo:rsid="0024d714" officeooo:paragraph-rsid="0024d714"/>
    </style:style>
    <style:style style:name="P6" style:family="paragraph" style:parent-style-name="Standard">
      <style:text-properties officeooo:rsid="0025506a" officeooo:paragraph-rsid="0025506a"/>
    </style:style>
    <style:style style:name="P7" style:family="paragraph" style:parent-style-name="Standard">
      <style:text-properties officeooo:rsid="0029bf62" officeooo:paragraph-rsid="0029bf62"/>
    </style:style>
    <style:style style:name="P8" style:family="paragraph" style:parent-style-name="Text_20_body">
      <style:text-properties officeooo:paragraph-rsid="0022e20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officeooo:rsid="001b3861" officeooo:paragraph-rsid="001b3861"/>
    </style:style>
    <style:style style:name="P11" style:family="paragraph" style:parent-style-name="Standard" style:list-style-name="L2">
      <style:text-properties officeooo:rsid="001b3861" officeooo:paragraph-rsid="001b3861"/>
    </style:style>
    <style:style style:name="P12" style:family="paragraph" style:parent-style-name="Standard" style:list-style-name="L3">
      <style:text-properties officeooo:rsid="001b3861" officeooo:paragraph-rsid="001b3861"/>
    </style:style>
    <style:style style:name="P13" style:family="paragraph" style:parent-style-name="Standard" style:list-style-name="L4">
      <style:text-properties officeooo:rsid="001b3861" officeooo:paragraph-rsid="001b3861"/>
    </style:style>
    <style:style style:name="P14" style:family="paragraph" style:parent-style-name="Standard">
      <style:text-properties officeooo:rsid="002ec1b4" officeooo:paragraph-rsid="002ec1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f864" style:font-weight-asian="bold" style:font-weight-complex="bold"/>
    </style:style>
    <style:style style:name="T3" style:family="text">
      <style:text-properties officeooo:rsid="0022e20d"/>
    </style:style>
    <style:style style:name="T4" style:family="text">
      <style:text-properties officeooo:rsid="0024d714"/>
    </style:style>
    <style:style style:name="T5" style:family="text">
      <style:text-properties officeooo:rsid="0027e7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Цель</text:p>
      <text:p text:style-name="P14">Изучить работу с Hibernate</text:p>
      <text:p text:style-name="P14"/>
      <text:p text:style-name="P14"/>
      <text:p text:style-name="P14">В этом задании мы познакомимся с фреймворком Hibernate и научимся взаимодействовать с помощью него с базой данных.</text:p>
      <text:p text:style-name="P14"/>
      <text:p text:style-name="P14">Для выполнения задания необходимо:</text:p>
      <text:p text:style-name="P14"/>
      <text:p text:style-name="P14"><text:s text:c="5"/>Ознакомиться с Hibernate. Подробнее узнать о Hibernate можно Здесь </text:p>
      <text:p text:style-name="P14"><text:s text:c="5"/>Готовая прошлая задача ( работа будет происходить в этом же проекте )</text:p>
      <text:p text:style-name="P14"/>
      <text:p text:style-name="P14"><text:s/></text:p>
      <text:p text:style-name="P14"/>
      <text:p text:style-name="P14">Описание задачи:</text:p>
      <text:p text:style-name="P14"/>
      <text:p text:style-name="P14">В прошлой задаче мы познакомились с Maven и JDBC, доработали приложение, взаимодействующее с базой данных.</text:p>
      <text:p text:style-name="P14"/>
      <text:p text:style-name="P14">На этот раз обратим внимание на класс UserHibernateDaoImpl, который реализует тот же интерефейс, что и UserDaoJdbcImpl.</text:p>
      <text:p text:style-name="P14"/>
      <text:p text:style-name="P14">В рамках этой задачи необходимо реализовать взаимодействие с базой данных с помощью Hibernate и дописать методы в классе UserHibernateDaoImpl, проверить свои методы заранее написанными JUnit тестами из заготовки.</text:p>
      <text:p text:style-name="P14"/>
      <text:p text:style-name="P14"><text:s/></text:p>
      <text:p text:style-name="P14"/>
      <text:p text:style-name="P14"><text:s text:c="3"/>Требования к классам приложения:</text:p>
      <text:p text:style-name="P14"/>
      <text:p text:style-name="P14"><text:s text:c="5"/>UserHibernateDaoImpl должен реализовывать интерефейс UserDao</text:p>
      <text:p text:style-name="P14"><text:s text:c="5"/>В класс Util должна быть добавлена конфигурация для Hibernate ( рядом с JDBC), без использования xml.</text:p>
      <text:p text:style-name="P14"><text:s text:c="5"/>Service на этот раз использует реализацию dao через Hibernate</text:p>
      <text:p text:style-name="P14"><text:s text:c="5"/>Методы создания и удаления таблицы пользователей в классе UserHibernateDaoImpl должны быть реализованы с помощью SQL.</text:p>
      <text:p text:style-name="P14"/>
      <text:p text:style-name="P14"><text:s/></text:p>
      <text:p text:style-name="P14"/>
      <text:p text:style-name="P14"><text:s text:c="2"/>Алгоритм приложения и операции не меняются в сравнении с предыдущим задани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1-11T08:16:54.014518507</dc:date>
    <meta:editing-duration>PT5H12M51S</meta:editing-duration>
    <meta:editing-cycles>12</meta:editing-cycles>
    <dc:creator>Дмитрий  Чекунов</dc:creator>
    <meta:document-statistic meta:table-count="0" meta:image-count="0" meta:object-count="0" meta:page-count="1" meta:paragraph-count="19" meta:word-count="168" meta:character-count="1253" meta:non-whitespace-character-count="1062"/>
  </office:meta>
</office:document-meta>
</file>